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50757" officeooo:paragraph-rsid="00050757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text-underline-style="none" fo:font-weight="bold" officeooo:rsid="00050757" officeooo:paragraph-rsid="00050757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rsid="00050757" officeooo:paragraph-rsid="00050757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officeooo:rsid="00050757" officeooo:paragraph-rsid="00050757" style:font-weight-asian="bold" style:font-weight-complex="bold"/>
    </style:style>
    <style:style style:name="P5" style:family="paragraph" style:parent-style-name="Text_20_body" style:list-style-name="L1">
      <style:paragraph-properties fo:text-align="start" style:justify-single-word="false"/>
      <style:text-properties style:text-underline-style="none" fo:font-weight="bold" officeooo:rsid="00050757" officeooo:paragraph-rsid="00050757" style:font-weight-asian="bold" style:font-weight-complex="bold"/>
    </style:style>
    <style:style style:name="P6" style:family="paragraph" style:parent-style-name="Text_20_body" style:list-style-name="L2">
      <style:paragraph-properties fo:text-align="start" style:justify-single-word="false"/>
      <style:text-properties style:text-underline-style="none" fo:font-weight="bold" officeooo:rsid="00050757" officeooo:paragraph-rsid="00050757" style:font-weight-asian="bold" style:font-weight-complex="bold"/>
    </style:style>
    <style:style style:name="P7" style:family="paragraph" style:parent-style-name="Text_20_body" style:list-style-name="L3">
      <style:paragraph-properties fo:text-align="start" style:justify-single-word="false"/>
      <style:text-properties style:text-underline-style="none" fo:font-weight="bold" officeooo:rsid="00074977" officeooo:paragraph-rsid="00074977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underline-style="none" fo:font-weight="bold" officeooo:rsid="00074977" officeooo:paragraph-rsid="00074977" style:font-weight-asian="bold" style:font-weight-complex="bold"/>
    </style:style>
    <style:style style:name="P9" style:family="paragraph" style:parent-style-name="Text_20_body" style:list-style-name="L4">
      <style:paragraph-properties fo:text-align="start" style:justify-single-word="false"/>
      <style:text-properties style:text-underline-style="none" fo:font-weight="bold" officeooo:rsid="00076666" officeooo:paragraph-rsid="00076666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text-underline-style="none" fo:font-weight="bold" officeooo:rsid="0007db6a" officeooo:paragraph-rsid="0007db6a" style:font-weight-asian="bold" style:font-weight-complex="bold"/>
    </style:style>
    <style:style style:name="P11" style:family="paragraph" style:parent-style-name="Text_20_body" style:list-style-name="L4">
      <style:paragraph-properties fo:text-align="start" style:justify-single-word="false"/>
      <style:text-properties style:text-underline-style="none" fo:font-weight="bold" officeooo:rsid="0009a36e" officeooo:paragraph-rsid="0009a36e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officeooo:paragraph-rsid="0007db6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51e15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bold" officeooo:rsid="0007db6a" style:font-weight-asian="bold" style:font-weight-complex="bold"/>
    </style:style>
    <style:style style:name="T5" style:family="text">
      <style:text-properties officeooo:rsid="000a81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BASH UTILITIES</text:h>
      <text:p text:style-name="P1"/>
      <text:list xml:id="list161696940" text:style-name="L1">
        <text:list-item>
          <text:p text:style-name="P5">ls -d */</text:p>
        </text:list-item>
      </text:list>
      <text:p text:style-name="P2"><text:tab/>list only directories inside current directory</text:p>
      <text:list xml:id="list3106058454" text:style-name="L2">
        <text:list-item>
          <text:p text:style-name="P6">Backslash (‘\’) is an escape character to neglect any special char including space</text:p>
        </text:list-item>
      </text:list>
      <text:p text:style-name="P3"><text:span text:style-name="T3"><text:tab/></text:span><text:span text:style-name="T1">e</text:span><text:span text:style-name="T2">xample</text:span><text:span text:style-name="T3">: $ cd Python\ Programs # moves u inside directory named Python Programs</text:span></text:p>
      <text:list xml:id="list3161568801" text:style-name="L3">
        <text:list-item>
          <text:p text:style-name="P7">dir</text:p>
        </text:list-item>
      </text:list>
      <text:p text:style-name="P8"><text:tab/>this command is used to list the contents of the current directory</text:p>
      <text:list xml:id="list1322540148" text:style-name="L4">
        <text:list-item>
          <text:p text:style-name="P9">rm -r # to remove non empty directory</text:p>
        </text:list-item>
      </text:list>
      <text:p text:style-name="P10"><text:tab/></text:p>
      <text:list xml:id="list152023458725485" text:continue-numbering="true" text:style-name="L4">
        <text:list-item>
          <text:p text:style-name="P11">Ways to open the contents of a directories in V<text:span text:style-name="T5">S</text:span> code</text:p>
        </text:list-item>
      </text:list>
      <text:p text:style-name="P12"><text:tab/><text:span text:style-name="T3">cd ~/path/to/directory/</text:span></text:p>
      <text:p text:style-name="P12"><text:span text:style-name="T4"><text:tab/>code . # to open the content of current directory in VS code</text:span></text:p>
      <text:p text:style-name="P10"><text:tab/>or use </text:p>
      <text:p text:style-name="P10"><text:tab/>code ~/path/to/directory/ # to open the content of directory directly in VS co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39:51.534661259</meta:creation-date>
    <dc:date>2023-06-29T15:20:21.336727519</dc:date>
    <meta:editing-duration>PT14M2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04" meta:character-count="571" meta:non-whitespace-character-count="476"/>
  </office:meta>
</office:document-meta>
</file>